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copeMetadataResolverTests.setScopeAnnotationTypeWithNu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copeMetadataResolverTests.resolveScopeMetadataShouldNotApplyScopedProxyModeTo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ScopeMetadataResolverTests.customRequestScopeWithAttributeVia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ScopeMetadataResolverTests.customRequestScopeVia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ScopeMetadataResolverTests.resolveScopeMetadataShouldApplyScopedProxyModeTo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ScopeMetadataResolverTests.customRequestScopeWit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ScopeMetadataResolverTests.customReques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ScopeMetadataResolverTests.ctorWithNullScopedProx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copeMetadataResolverTests.resolveScopeMetadataShouldReadScopedProxyModeFr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